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Decorator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add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AbstractList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last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AbstractListDecorator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se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Decorator.addAll( int index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